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18.77mm"/>
    </style:style>
    <style:style style:name="co4" style:family="table-column">
      <style:table-column-properties fo:break-before="auto" style:column-width="74.75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0.16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0.43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21.84mm"/>
    </style:style>
    <style:style style:name="co12" style:family="table-column">
      <style:table-column-properties fo:break-before="auto" style:column-width="22.1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5.88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23mm" fo:break-before="auto" style:use-optimal-row-height="tru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3.97mm" fo:break-before="auto" style:use-optimal-row-height="true"/>
    </style:style>
    <style:style style:name="ta1" style:family="table" style:master-page-name="PageStyle_5f_IMP_20_R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2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107">
      <style:table-cell-properties fo:background-color="#ffff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fo:background-color="#ffff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fc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0">
      <style:table-cell-properties fo:background-color="#ffff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Normal_20_2" style:data-style-name="N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Comma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Comma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107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dae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2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dae3f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10">
      <style:table-cell-properties fo:background-color="#dae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Comma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Comma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Comma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 style:data-style-name="N4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P R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number-columns-repeated="2" table:default-cell-style-name="ce28"/>
        <table:table-column table:style-name="co12" table:default-cell-style-name="ce28"/>
        <table:table-column table:style-name="co10" table:number-columns-repeated="3" table:default-cell-style-name="ce28"/>
        <table:table-column table:style-name="co10" table:number-columns-repeated="1007" table:default-cell-style-name="ce14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º</text:p>
          </table:table-cell>
          <table:table-cell table:style-name="ce3" office:value-type="string" calcext:value-type="string">
            <text:p>CODIGO</text:p>
          </table:table-cell>
          <table:table-cell table:style-name="ce9" office:value-type="string" calcext:value-type="string">
            <text:p>CEDUL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FABRICA</text:p>
          </table:table-cell>
          <table:table-cell table:style-name="ce3" office:value-type="string" calcext:value-type="string">
            <text:p>INGRESO</text:p>
          </table:table-cell>
          <table:table-cell table:style-name="ce29" office:value-type="string" office:string-value="SUELDO + HORAS EXTRAS" calcext:value-type="string">
            <text:p><text:s/>SUELDO + HORAS EXTRAS </text:p>
          </table:table-cell>
          <table:table-cell table:style-name="ce29" office:value-type="string" office:string-value="TOTAL APORTE INDIVIDUAL" calcext:value-type="string">
            <text:p><text:s/>TOTAL APORTE INDIVIDUAL </text:p>
          </table:table-cell>
          <table:table-cell table:style-name="ce32" office:value-type="string" office:string-value="TOTAL INGRESOS" calcext:value-type="string">
            <text:p><text:s/>TOTAL INGRESOS </text:p>
          </table:table-cell>
          <table:table-cell table:style-name="ce32" office:value-type="string" office:string-value="GASTOS PERSONALES" calcext:value-type="string">
            <text:p><text:s/>GASTOS PERSONALES </text:p>
          </table:table-cell>
          <table:table-cell table:style-name="ce32" office:value-type="string" office:string-value="BASE IMPONIBLE" calcext:value-type="string">
            <text:p><text:s/>BASE IMPONIBLE </text:p>
          </table:table-cell>
          <table:table-cell table:style-name="ce32" office:value-type="string" office:string-value="IMPUESTO A LA RENTA" calcext:value-type="string">
            <text:p><text:s/>IMPUESTO A LA RENTA </text:p>
          </table:table-cell>
          <table:table-cell table:style-name="ce41" office:value-type="string" office:string-value="% FRACC. EXCEDENTE" calcext:value-type="string">
            <text:p><text:s/>% FRACC. EXCEDENTE </text:p>
          </table:table-cell>
          <table:table-cell table:style-name="ce41" office:value-type="string" office:string-value="TOTAL % FRACC. EXCED." calcext:value-type="string">
            <text:p><text:s/>TOTAL % FRACC. EXCED. </text:p>
          </table:table-cell>
          <table:table-cell table:style-name="ce41" office:value-type="string" office:string-value="IMPTO FRACCIÓN BASICA" calcext:value-type="string">
            <text:p><text:s/>IMPTO FRACCIÓN BASICA </text:p>
          </table:table-cell>
          <table:table-cell table:style-name="ce48" office:value-type="string" office:string-value="IMPTO A PAGAR MENSUAL" calcext:value-type="string">
            <text:p><text:s/>IMPTO A PAGAR MENSUAL </text:p>
          </table:table-cell>
          <table:table-cell table:number-columns-repeated="100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589</text:p>
          </table:table-cell>
          <table:table-cell table:style-name="ce10" office:value-type="string" calcext:value-type="string">
            <text:p>0923589493</text:p>
          </table:table-cell>
          <table:table-cell table:style-name="ce15" office:value-type="string" calcext:value-type="string">
            <text:p>TEST EMPLEADO</text:p>
          </table:table-cell>
          <table:table-cell table:style-name="ce15" office:value-type="string" calcext:value-type="string">
            <text:p>VENTAS GYE</text:p>
          </table:table-cell>
          <table:table-cell table:style-name="ce15"/>
          <table:table-cell table:style-name="ce27" office:value-type="date" office:date-value="2016-10-03" calcext:value-type="date">
            <text:p>03.10.2016 00:00</text:p>
          </table:table-cell>
          <table:table-cell table:style-name="ce30" office:value-type="float" office:value="2100" calcext:value-type="float">
            <text:p><text:s/>2,100.00 </text:p>
          </table:table-cell>
          <table:table-cell table:formula="of:=-([.H4]*9.45%)" office:value-type="float" office:value="-198.45" calcext:value-type="float">
            <text:p><text:s/>-198.45 </text:p>
          </table:table-cell>
          <table:table-cell table:formula="of:=+[.H4]+[.I4]" office:value-type="float" office:value="1901.55" calcext:value-type="float">
            <text:p><text:s/>1,901.55 </text:p>
          </table:table-cell>
          <table:table-cell table:formula="of:=VLOOKUP([.C4:.C4];['file:///tmp/mozilla_arkhan0/DIMABRU%202017/ROL%20DE%20PAGOS%20Y%20PROVISIONES%202017/CALCULO%20IMP%20RTA%202017.xlsx'#$'GP JUNIO'.A4:.E220];5;0)" office:value-type="float" office:value="0" calcext:value-type="float">
            <text:p><text:s/>- <text:s text:c="2"/></text:p>
          </table:table-cell>
          <table:table-cell table:formula="of:=+[.J4]-[.K4]" office:value-type="float" office:value="1901.55" calcext:value-type="float">
            <text:p><text:s/>1,901.55 </text:p>
          </table:table-cell>
          <table:table-cell table:formula="of:=+[.L4]-[.J14]" office:value-type="float" office:value="101.55" calcext:value-type="float">
            <text:p><text:s/>101.55 </text:p>
          </table:table-cell>
          <table:table-cell table:style-name="ce42" table:formula="of:=+[.M14]" office:value-type="percentage" office:value="0.15" calcext:value-type="percentage">
            <text:p>15 %</text:p>
          </table:table-cell>
          <table:table-cell table:formula="of:=+[.M4]*[.N4]" office:value-type="float" office:value="15.2325" calcext:value-type="float">
            <text:p><text:s/>15.23 </text:p>
          </table:table-cell>
          <table:table-cell table:formula="of:=+[.L14]" office:value-type="float" office:value="79" calcext:value-type="float">
            <text:p><text:s/>79.00 </text:p>
          </table:table-cell>
          <table:table-cell table:formula="of:=+[.O4]+[.P4]" office:value-type="float" office:value="94.2325" calcext:value-type="float">
            <text:p><text:s/>94.23 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5" table:number-columns-repeated="3"/>
          <table:table-cell table:style-name="ce16"/>
          <table:table-cell table:style-name="ce10" table:number-columns-repeated="1020"/>
        </table:table-row>
        <table:table-row table:style-name="ro6">
          <table:table-cell table:style-name="ce5" table:number-columns-repeated="2"/>
          <table:table-cell table:style-name="ce11" office:value-type="string" calcext:value-type="string" table:number-columns-spanned="4" table:number-rows-spanned="1">
            <text:p>Año 2017 - En dólares ANUAL</text:p>
          </table:table-cell>
          <table:covered-table-cell table:number-columns-repeated="2" table:style-name="ce17"/>
          <table:covered-table-cell table:style-name="ce24"/>
          <table:table-cell table:style-name="ce10"/>
          <table:table-cell table:style-name="ce31" table:number-columns-repeated="2"/>
          <table:table-cell table:style-name="ce33" office:value-type="string" calcext:value-type="string" table:number-columns-spanned="4" table:number-rows-spanned="1">
            <text:p>Año 2017 - En dólares MENSUAL</text:p>
          </table:table-cell>
          <table:covered-table-cell table:number-columns-repeated="2" table:style-name="ce35"/>
          <table:covered-table-cell table:style-name="ce39"/>
          <table:table-cell table:style-name="ce43"/>
          <table:table-cell table:style-name="ce31" table:number-columns-repeated="3"/>
          <table:table-cell table:style-name="ce52" table:number-columns-repeated="1007"/>
        </table:table-row>
        <table:table-row table:style-name="ro7">
          <table:table-cell table:style-name="ce5" table:number-columns-repeated="2"/>
          <table:table-cell table:style-name="ce12" office:value-type="string" calcext:value-type="string">
            <text:p>Fracción Básica</text:p>
          </table:table-cell>
          <table:table-cell table:style-name="ce18" office:value-type="string" calcext:value-type="string">
            <text:p>Exceso Hasta</text:p>
          </table:table-cell>
          <table:table-cell table:style-name="ce18" office:value-type="string" calcext:value-type="string">
            <text:p>Impuesto Fracción Básica</text:p>
          </table:table-cell>
          <table:table-cell table:style-name="ce18" office:value-type="string" calcext:value-type="string">
            <text:p>Impuesto Fracción Excedente</text:p>
          </table:table-cell>
          <table:table-cell table:style-name="ce10"/>
          <table:table-cell table:style-name="ce31" table:number-columns-repeated="2"/>
          <table:table-cell table:style-name="ce33" office:value-type="string" calcext:value-type="string">
            <text:p>Fracción Básica</text:p>
          </table:table-cell>
          <table:table-cell table:style-name="ce33" office:value-type="string" calcext:value-type="string">
            <text:p>Exceso Hasta</text:p>
          </table:table-cell>
          <table:table-cell table:style-name="ce33" office:value-type="string" calcext:value-type="string">
            <text:p>Impuesto Fracción Básica</text:p>
          </table:table-cell>
          <table:table-cell table:style-name="ce33" office:value-type="string" calcext:value-type="string">
            <text:p>Impuesto Fracción Excedente</text:p>
          </table:table-cell>
          <table:table-cell table:style-name="ce43"/>
          <table:table-cell table:style-name="ce31" table:number-columns-repeated="3"/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0" calcext:value-type="float">
            <text:p>$0</text:p>
          </table:table-cell>
          <table:table-cell table:style-name="ce19" office:value-type="float" office:value="11290" calcext:value-type="float">
            <text:p>$11,29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percentage" office:value="0" calcext:value-type="percentage">
            <text:p>0 %</text:p>
          </table:table-cell>
          <table:table-cell table:style-name="ce10"/>
          <table:table-cell table:style-name="ce31" table:number-columns-repeated="2"/>
          <table:table-cell table:style-name="ce34" office:value-type="float" office:value="0" calcext:value-type="float">
            <text:p>$0</text:p>
          </table:table-cell>
          <table:table-cell table:style-name="ce34" table:formula="of:=11290/12" office:value-type="float" office:value="940.833333333333" calcext:value-type="float">
            <text:p>$94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percentage" office:value="0" calcext:value-type="percentage">
            <text:p>0 %</text:p>
          </table:table-cell>
          <table:table-cell table:style-name="ce43"/>
          <table:table-cell table:style-name="ce31"/>
          <table:table-cell table:style-name="ce44" office:value-type="string" calcext:value-type="string">
            <text:p>BASE ANUAL</text:p>
          </table:table-cell>
          <table:table-cell table:style-name="ce49" office:value-type="float" office:value="14521" calcext:value-type="float">
            <text:p>14,521.00</text:p>
          </table:table-cell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11290" calcext:value-type="float">
            <text:p>$11,290</text:p>
          </table:table-cell>
          <table:table-cell table:style-name="ce20" office:value-type="float" office:value="14390" calcext:value-type="float">
            <text:p>$14,39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percentage" office:value="0.05" calcext:value-type="percentage">
            <text:p>5 %</text:p>
          </table:table-cell>
          <table:table-cell table:style-name="ce10"/>
          <table:table-cell table:style-name="ce31" table:number-columns-repeated="2"/>
          <table:table-cell table:style-name="ce34" table:formula="of:=+[.K10]" office:value-type="float" office:value="940.833333333333" calcext:value-type="float">
            <text:p>$941</text:p>
          </table:table-cell>
          <table:table-cell table:style-name="ce34" table:formula="of:=14390/12" office:value-type="float" office:value="1199.16666666667" calcext:value-type="float">
            <text:p>$1,199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percentage" office:value="0.05" calcext:value-type="percentage">
            <text:p>5 %</text:p>
          </table:table-cell>
          <table:table-cell table:style-name="ce43"/>
          <table:table-cell table:style-name="ce31"/>
          <table:table-cell table:style-name="ce45" office:value-type="string" calcext:value-type="string">
            <text:p>SALUD</text:p>
          </table:table-cell>
          <table:table-cell table:style-name="ce50" office:value-type="float" office:value="14521" calcext:value-type="float">
            <text:p>14,521.00</text:p>
          </table:table-cell>
          <table:table-cell table:style-name="ce53"/>
          <table:table-cell table:style-name="ce52" table:number-columns-repeated="1006"/>
        </table:table-row>
        <table:table-row table:style-name="ro6">
          <table:table-cell table:style-name="ce5" table:number-columns-repeated="2"/>
          <table:table-cell table:style-name="ce13" office:value-type="float" office:value="14390" calcext:value-type="float">
            <text:p>$14,390</text:p>
          </table:table-cell>
          <table:table-cell table:style-name="ce19" office:value-type="float" office:value="17990" calcext:value-type="float">
            <text:p>$17,990</text:p>
          </table:table-cell>
          <table:table-cell table:style-name="ce22" office:value-type="float" office:value="155" calcext:value-type="float">
            <text:p>155</text:p>
          </table:table-cell>
          <table:table-cell table:style-name="ce25" office:value-type="percentage" office:value="0.1" calcext:value-type="percentage">
            <text:p>10 %</text:p>
          </table:table-cell>
          <table:table-cell table:style-name="ce10"/>
          <table:table-cell table:style-name="ce31" table:number-columns-repeated="2"/>
          <table:table-cell table:style-name="ce34" table:formula="of:=+[.K11]" office:value-type="float" office:value="1199.16666666667" calcext:value-type="float">
            <text:p>$1,199</text:p>
          </table:table-cell>
          <table:table-cell table:style-name="ce34" table:formula="of:=17990/12" office:value-type="float" office:value="1499.16666666667" calcext:value-type="float">
            <text:p>$1,499</text:p>
          </table:table-cell>
          <table:table-cell table:style-name="ce38" table:formula="of:=155/12" office:value-type="float" office:value="12.9166666666667" calcext:value-type="float">
            <text:p>12.92</text:p>
          </table:table-cell>
          <table:table-cell table:style-name="ce40" office:value-type="percentage" office:value="0.1" calcext:value-type="percentage">
            <text:p>10 %</text:p>
          </table:table-cell>
          <table:table-cell table:style-name="ce43"/>
          <table:table-cell table:style-name="ce31"/>
          <table:table-cell table:style-name="ce46" office:value-type="string" calcext:value-type="string">
            <text:p>ALIMENTACION</text:p>
          </table:table-cell>
          <table:table-cell table:style-name="ce51" table:formula="of:=+[.Q11]/4" office:value-type="float" office:value="3630.25" calcext:value-type="float">
            <text:p>3630.25</text:p>
          </table:table-cell>
          <table:table-cell table:style-name="ce54"/>
          <table:table-cell table:style-name="ce52" table:number-columns-repeated="1006"/>
        </table:table-row>
        <table:table-row table:style-name="ro6">
          <table:table-cell table:style-name="ce5" table:number-columns-repeated="2"/>
          <table:table-cell table:style-name="ce13" office:value-type="float" office:value="17990" calcext:value-type="float">
            <text:p>$17,990</text:p>
          </table:table-cell>
          <table:table-cell table:style-name="ce20" office:value-type="float" office:value="21600" calcext:value-type="float">
            <text:p>$21,600</text:p>
          </table:table-cell>
          <table:table-cell table:style-name="ce23" office:value-type="float" office:value="515" calcext:value-type="float">
            <text:p>515</text:p>
          </table:table-cell>
          <table:table-cell table:style-name="ce26" office:value-type="percentage" office:value="0.12" calcext:value-type="percentage">
            <text:p>12 %</text:p>
          </table:table-cell>
          <table:table-cell table:style-name="ce10"/>
          <table:table-cell table:style-name="ce31" table:number-columns-repeated="2"/>
          <table:table-cell table:style-name="ce34" table:formula="of:=+[.K12]" office:value-type="float" office:value="1499.16666666667" calcext:value-type="float">
            <text:p>$1,499</text:p>
          </table:table-cell>
          <table:table-cell table:style-name="ce34" table:formula="of:=21600/12" office:value-type="float" office:value="1800" calcext:value-type="float">
            <text:p>$1,800</text:p>
          </table:table-cell>
          <table:table-cell table:style-name="ce38" table:formula="of:=515/12" office:value-type="float" office:value="42.9166666666667" calcext:value-type="float">
            <text:p>42.92</text:p>
          </table:table-cell>
          <table:table-cell table:style-name="ce40" office:value-type="percentage" office:value="0.12" calcext:value-type="percentage">
            <text:p>12 %</text:p>
          </table:table-cell>
          <table:table-cell table:style-name="ce43"/>
          <table:table-cell table:style-name="ce31"/>
          <table:table-cell table:style-name="ce46" office:value-type="string" calcext:value-type="string">
            <text:p>EDUACACION</text:p>
          </table:table-cell>
          <table:table-cell table:style-name="ce51" table:formula="of:=+[.Q11]/4" office:value-type="float" office:value="3630.25" calcext:value-type="float">
            <text:p>3630.25</text:p>
          </table:table-cell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21600" calcext:value-type="float">
            <text:p>$21,600</text:p>
          </table:table-cell>
          <table:table-cell table:style-name="ce19" office:value-type="float" office:value="43190" calcext:value-type="float">
            <text:p>$43,190</text:p>
          </table:table-cell>
          <table:table-cell table:style-name="ce22" office:value-type="float" office:value="948" calcext:value-type="float">
            <text:p>948</text:p>
          </table:table-cell>
          <table:table-cell table:style-name="ce25" office:value-type="percentage" office:value="0.15" calcext:value-type="percentage">
            <text:p>15 %</text:p>
          </table:table-cell>
          <table:table-cell table:style-name="ce10"/>
          <table:table-cell table:style-name="ce31" table:number-columns-repeated="2"/>
          <table:table-cell table:style-name="ce34" table:formula="of:=+[.K13]" office:value-type="float" office:value="1800" calcext:value-type="float">
            <text:p>$1,800</text:p>
          </table:table-cell>
          <table:table-cell table:style-name="ce34" table:formula="of:=43190/12" office:value-type="float" office:value="3599.16666666667" calcext:value-type="float">
            <text:p>$3,599</text:p>
          </table:table-cell>
          <table:table-cell table:style-name="ce38" table:formula="of:=948/12" office:value-type="float" office:value="79" calcext:value-type="float">
            <text:p>79.00</text:p>
          </table:table-cell>
          <table:table-cell table:style-name="ce40" office:value-type="percentage" office:value="0.15" calcext:value-type="percentage">
            <text:p>15 %</text:p>
          </table:table-cell>
          <table:table-cell table:style-name="ce43"/>
          <table:table-cell table:style-name="ce31"/>
          <table:table-cell table:style-name="ce46" office:value-type="string" calcext:value-type="string">
            <text:p>VESTIMENTA</text:p>
          </table:table-cell>
          <table:table-cell table:style-name="ce51" table:formula="of:=+[.Q11]/4" office:value-type="float" office:value="3630.25" calcext:value-type="float">
            <text:p>3630.25</text:p>
          </table:table-cell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43190" calcext:value-type="float">
            <text:p>$43,190</text:p>
          </table:table-cell>
          <table:table-cell table:style-name="ce20" office:value-type="float" office:value="64770" calcext:value-type="float">
            <text:p>$64,770</text:p>
          </table:table-cell>
          <table:table-cell table:style-name="ce23" office:value-type="float" office:value="4.187" calcext:value-type="float">
            <text:p>4.187</text:p>
          </table:table-cell>
          <table:table-cell table:style-name="ce26" office:value-type="percentage" office:value="0.2" calcext:value-type="percentage">
            <text:p>20 %</text:p>
          </table:table-cell>
          <table:table-cell table:style-name="ce10"/>
          <table:table-cell table:style-name="ce31" table:number-columns-repeated="2"/>
          <table:table-cell table:style-name="ce34" table:formula="of:=+[.K14]" office:value-type="float" office:value="3599.16666666667" calcext:value-type="float">
            <text:p>$3,599</text:p>
          </table:table-cell>
          <table:table-cell table:style-name="ce34" table:formula="of:=64770/12" office:value-type="float" office:value="5397.5" calcext:value-type="float">
            <text:p>$5,398</text:p>
          </table:table-cell>
          <table:table-cell table:style-name="ce38" table:formula="of:=4187/12" office:value-type="float" office:value="348.916666666667" calcext:value-type="float">
            <text:p>348.92</text:p>
          </table:table-cell>
          <table:table-cell table:style-name="ce40" office:value-type="percentage" office:value="0.2" calcext:value-type="percentage">
            <text:p>20 %</text:p>
          </table:table-cell>
          <table:table-cell table:style-name="ce43"/>
          <table:table-cell table:style-name="ce31"/>
          <table:table-cell table:style-name="ce47" office:value-type="string" calcext:value-type="string">
            <text:p>VIVIENDA</text:p>
          </table:table-cell>
          <table:table-cell table:style-name="ce51" table:formula="of:=+[.Q11]/4" office:value-type="float" office:value="3630.25" calcext:value-type="float">
            <text:p>3630.25</text:p>
          </table:table-cell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64770" calcext:value-type="float">
            <text:p>$64,770</text:p>
          </table:table-cell>
          <table:table-cell table:style-name="ce19" office:value-type="float" office:value="86370" calcext:value-type="float">
            <text:p>$86,370</text:p>
          </table:table-cell>
          <table:table-cell table:style-name="ce22" office:value-type="float" office:value="8.503" calcext:value-type="float">
            <text:p>8.503</text:p>
          </table:table-cell>
          <table:table-cell table:style-name="ce25" office:value-type="percentage" office:value="0.25" calcext:value-type="percentage">
            <text:p>25 %</text:p>
          </table:table-cell>
          <table:table-cell table:style-name="ce10"/>
          <table:table-cell table:style-name="ce31" table:number-columns-repeated="2"/>
          <table:table-cell table:style-name="ce34" table:formula="of:=+[.K15]" office:value-type="float" office:value="5397.5" calcext:value-type="float">
            <text:p>$5,398</text:p>
          </table:table-cell>
          <table:table-cell table:style-name="ce34" table:formula="of:=86370/12" office:value-type="float" office:value="7197.5" calcext:value-type="float">
            <text:p>$7,198</text:p>
          </table:table-cell>
          <table:table-cell table:style-name="ce38" table:formula="of:=8503/12" office:value-type="float" office:value="708.583333333333" calcext:value-type="float">
            <text:p>708.58</text:p>
          </table:table-cell>
          <table:table-cell table:style-name="ce40" office:value-type="percentage" office:value="0.25" calcext:value-type="percentage">
            <text:p>25 %</text:p>
          </table:table-cell>
          <table:table-cell table:style-name="ce43"/>
          <table:table-cell table:style-name="ce31" table:number-columns-repeated="3"/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86370" calcext:value-type="float">
            <text:p>$86,370</text:p>
          </table:table-cell>
          <table:table-cell table:style-name="ce20" office:value-type="float" office:value="115140" calcext:value-type="float">
            <text:p>$115,140</text:p>
          </table:table-cell>
          <table:table-cell table:style-name="ce23" office:value-type="float" office:value="13.903" calcext:value-type="float">
            <text:p>13.903</text:p>
          </table:table-cell>
          <table:table-cell table:style-name="ce26" office:value-type="percentage" office:value="0.3" calcext:value-type="percentage">
            <text:p>30 %</text:p>
          </table:table-cell>
          <table:table-cell table:style-name="ce10"/>
          <table:table-cell table:style-name="ce31" table:number-columns-repeated="2"/>
          <table:table-cell table:style-name="ce34" table:formula="of:=+[.K16]" office:value-type="float" office:value="7197.5" calcext:value-type="float">
            <text:p>$7,198</text:p>
          </table:table-cell>
          <table:table-cell table:style-name="ce34" table:formula="of:=115140/12" office:value-type="float" office:value="9595" calcext:value-type="float">
            <text:p>$9,595</text:p>
          </table:table-cell>
          <table:table-cell table:style-name="ce38" table:formula="of:=13903/12" office:value-type="float" office:value="1158.58333333333" calcext:value-type="float">
            <text:p>1158.58</text:p>
          </table:table-cell>
          <table:table-cell table:style-name="ce40" office:value-type="percentage" office:value="0.3" calcext:value-type="percentage">
            <text:p>30 %</text:p>
          </table:table-cell>
          <table:table-cell table:style-name="ce43"/>
          <table:table-cell table:style-name="ce31" table:number-columns-repeated="3"/>
          <table:table-cell table:style-name="ce52" table:number-columns-repeated="1007"/>
        </table:table-row>
        <table:table-row table:style-name="ro6">
          <table:table-cell table:style-name="ce5" table:number-columns-repeated="2"/>
          <table:table-cell table:style-name="ce13" office:value-type="float" office:value="115140" calcext:value-type="float">
            <text:p>$115,140</text:p>
          </table:table-cell>
          <table:table-cell table:style-name="ce21" office:value-type="string" calcext:value-type="string">
            <text:p>En adelante</text:p>
          </table:table-cell>
          <table:table-cell table:style-name="ce23" office:value-type="string" calcext:value-type="string">
            <text:p> 22.534</text:p>
          </table:table-cell>
          <table:table-cell table:style-name="ce26" office:value-type="percentage" office:value="0.35" calcext:value-type="percentage">
            <text:p>35 %</text:p>
          </table:table-cell>
          <table:table-cell table:style-name="ce10"/>
          <table:table-cell table:style-name="ce31" table:number-columns-repeated="2"/>
          <table:table-cell table:style-name="ce34" table:formula="of:=+[.K17]" office:value-type="float" office:value="9595" calcext:value-type="float">
            <text:p>$9,595</text:p>
          </table:table-cell>
          <table:table-cell table:style-name="ce36" office:value-type="string" calcext:value-type="string">
            <text:p>En adelante</text:p>
          </table:table-cell>
          <table:table-cell table:style-name="ce38" table:formula="of:=22534/12" office:value-type="float" office:value="1877.83333333333" calcext:value-type="float">
            <text:p>1877.83</text:p>
          </table:table-cell>
          <table:table-cell table:style-name="ce40" office:value-type="percentage" office:value="0.35" calcext:value-type="percentage">
            <text:p>35 %</text:p>
          </table:table-cell>
          <table:table-cell table:style-name="ce43"/>
          <table:table-cell table:style-name="ce31" table:number-columns-repeated="3"/>
          <table:table-cell table:style-name="ce52" table:number-columns-repeated="1007"/>
        </table:table-row>
        <table:table-row table:style-name="ro8">
          <table:table-cell table:style-name="ce6" table:number-columns-repeated="3"/>
          <table:table-cell table:number-columns-repeated="1021"/>
        </table:table-row>
        <table:table-row table:style-name="ro9" table:number-rows-repeated="2">
          <table:table-cell table:style-name="ce5" table:number-columns-repeated="3"/>
          <table:table-cell table:style-name="ce16"/>
          <table:table-cell table:style-name="ce10"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IMP RTA'.$A$1" table:cell-range-address="$'IMP RTA'.$A$3:.$Q$4"/>
        </table:named-expressions>
      </table:table>
      <table:named-expressions/>
      <table:database-ranges>
        <table:database-range table:name="__Anonymous_Sheet_DB__0" table:target-range-address="'IMP RTA'.A3:'IMP RTA'.Q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$-</number:text>
      <number:number number:decimal-places="0" loext:min-decimal-places="0" number:min-integer-digits="1" number:grouping="true"/>
      <style:map style:condition="value()&gt;=0" style:apply-style-name="N107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text>$</number:text>
      <number:number number:decimal-places="1" loext:min-decimal-places="1" number:min-integer-digits="1" number:grouping="true"/>
    </number:number-style>
    <number:number-style style:name="N114">
      <number:text>$-</number:text>
      <number:number number:decimal-places="1" loext:min-decimal-places="1" number:min-integer-digits="1" number:grouping="true"/>
      <style:map style:condition="value()&gt;=0" style:apply-style-name="N114P0"/>
    </number:number-style>
    <number:currency-style style:name="N10107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8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C">
      <number:day number:style="long"/>
      <number:text>-</number:text>
      <number:month number:textual="true"/>
    </number:date-style>
    <number:date-style style:name="N10112" number:language="es" number:country="EC">
      <number:month number:textual="true"/>
      <number:text>-</number:text>
      <number:year/>
    </number:date-style>
    <number:time-style style:name="N10113" number:language="es" number:country="EC">
      <number:hours/>
      <number:text>:</number:text>
      <number:minutes number:style="long"/>
      <number:text> </number:text>
      <number:am-pm/>
    </number:time-style>
    <number:time-style style:name="N10114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C">
      <number:hours/>
      <number:text>:</number:text>
      <number:minutes number:style="long"/>
    </number:time-style>
    <number:time-style style:name="N10116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8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9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0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1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es" number:country="EC">
      <loext:text> </loext:text>
      <loext:fill-character> </loext:fill-character>
      <number:text>- </number:text>
    </number:number-style>
    <number:text-style style:name="N10122" number:language="es" number:country="EC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3P2" style:volatile="true" number:language="es" number:country="EC">
      <loext:text> $ </loext:text>
      <loext:fill-character> </loext:fill-character>
      <number:text>- </number:text>
    </number:currency-style>
    <number:text-style style:name="N10123" number:language="es" number:country="EC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4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4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4" number:language="es" number:country="EC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25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08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MP_20_RTA" style:display-name="PageStyle_IMP R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stente Contabilidad</meta:initial-creator>
    <meta:creation-date>2017-08-22T16:34:26</meta:creation-date>
    <dc:date>2017-08-22T15:50:43.370046206</dc:date>
    <meta:generator>LibreOffice/5.4.0.3$Linux_X86_64 LibreOffice_project/40m0$Build-3</meta:generator>
    <meta:editing-duration>PT39S</meta:editing-duration>
    <meta:editing-cycles>1</meta:editing-cycles>
    <meta:document-statistic meta:table-count="1" meta:cell-count="1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